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999999" fo:border="0.74pt solid #000000" style:vertical-align="middle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EBEP ?</text:p>
          </table:table-cell>
          <table:table-cell table:style-name="ce7" office:value-type="string" calcext:value-type="string">
            <text:p>Eval 1 (/10)</text:p>
            <text:p>15/09</text:p>
          </table:table-cell>
          <table:table-cell table:style-name="ce7" office:value-type="string" calcext:value-type="string">
            <text:p>Eval 2 (/20)</text:p>
            <text:p>02/10</text:p>
          </table:table-cell>
          <table:table-cell table:style-name="ce7" office:value-type="string" calcext:value-type="string">
            <text:p>Eval 3 (/10)</text:p>
            <text:p>17/10</text:p>
          </table:table-cell>
        </table:table-row>
        <table:table-row table:style-name="ro2">
          <table:table-cell office:value-type="string" calcext:value-type="string">
            <text:p>ACHIR</text:p>
          </table:table-cell>
          <table:table-cell office:value-type="string" calcext:value-type="string">
            <text:p>Yanis</text:p>
          </table:table-cell>
          <table:table-cell table:formula="of:=SUM([.E2:.G2])/2" office:value-type="float" office:value="17.375" calcext:value-type="float">
            <text:p>17,375</text:p>
          </table:table-cell>
          <table:table-cell/>
          <table:table-cell office:value-type="float" office:value="7.75" calcext:value-type="float">
            <text:p>7,7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MEDEO</text:p>
          </table:table-cell>
          <table:table-cell office:value-type="string" calcext:value-type="string">
            <text:p>Charlie</text:p>
          </table:table-cell>
          <table:table-cell table:formula="of:=SUM([.E3:.G3])/2" office:value-type="float" office:value="17.125" calcext:value-type="float">
            <text:p>17,125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7.5" calcext:value-type="float">
            <text:p>17,5</text:p>
          </table:table-cell>
          <table:table-cell office:value-type="float" office:value="7.25" calcext:value-type="float">
            <text:p>7,25</text:p>
          </table:table-cell>
        </table:table-row>
        <table:table-row table:style-name="ro2">
          <table:table-cell office:value-type="string" calcext:value-type="string">
            <text:p>ASTRUC</text:p>
          </table:table-cell>
          <table:table-cell office:value-type="string" calcext:value-type="string">
            <text:p>Amélie</text:p>
          </table:table-cell>
          <table:table-cell table:formula="of:=SUM([.E4:.G4])/2" office:value-type="float" office:value="18.375" calcext:value-type="float">
            <text:p>18,375</text:p>
          </table:table-cell>
          <table:table-cell/>
          <table:table-cell office:value-type="float" office:value="8.75" calcext:value-type="float">
            <text:p>8,75</text:p>
          </table:table-cell>
          <table:table-cell office:value-type="float" office:value="18.25" calcext:value-type="float">
            <text:p>18,25</text:p>
          </table:table-cell>
          <table:table-cell office:value-type="float" office:value="9.75" calcext:value-type="float">
            <text:p>9,75</text:p>
          </table:table-cell>
        </table:table-row>
        <table:table-row table:style-name="ro2">
          <table:table-cell office:value-type="string" calcext:value-type="string">
            <text:p>AUDOUIN</text:p>
          </table:table-cell>
          <table:table-cell office:value-type="string" calcext:value-type="string">
            <text:p>Léonie</text:p>
          </table:table-cell>
          <table:table-cell table:formula="of:=SUM([.E5:.G5])/2" office:value-type="float" office:value="16.5" calcext:value-type="float">
            <text:p>16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BÂCLE</text:p>
          </table:table-cell>
          <table:table-cell office:value-type="string" calcext:value-type="string">
            <text:p>Martin</text:p>
          </table:table-cell>
          <table:table-cell table:formula="of:=SUM([.E6:.G6])/2" office:value-type="float" office:value="16.5" calcext:value-type="float">
            <text:p>16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BARRET</text:p>
          </table:table-cell>
          <table:table-cell office:value-type="string" calcext:value-type="string">
            <text:p>Martin</text:p>
          </table:table-cell>
          <table:table-cell table:formula="of:=SUM([.E7:.G7])/2" office:value-type="float" office:value="12.625" calcext:value-type="float">
            <text:p>12,625</text:p>
          </table:table-cell>
          <table:table-cell/>
          <table:table-cell office:value-type="float" office:value="5.75" calcext:value-type="float">
            <text:p>5,75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,5</text:p>
          </table:table-cell>
        </table:table-row>
        <table:table-row table:style-name="ro2">
          <table:table-cell office:value-type="string" calcext:value-type="string">
            <text:p>BOURDAIS</text:p>
          </table:table-cell>
          <table:table-cell office:value-type="string" calcext:value-type="string">
            <text:p>Titouan</text:p>
          </table:table-cell>
          <table:table-cell table:formula="of:=SUM([.E8:.G8])/2" office:value-type="float" office:value="14.875" calcext:value-type="float">
            <text:p>14,875</text:p>
          </table:table-cell>
          <table:table-cell/>
          <table:table-cell office:value-type="float" office:value="9.25" calcext:value-type="float">
            <text:p>9,25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BRIENTIN</text:p>
          </table:table-cell>
          <table:table-cell office:value-type="string" calcext:value-type="string">
            <text:p>Louise</text:p>
          </table:table-cell>
          <table:table-cell table:formula="of:=SUM([.E9:.G9])/2" office:value-type="float" office:value="7.5" calcext:value-type="float">
            <text:p>7,5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string" calcext:value-type="string">
            <text:p>[16]</text:p>
          </table:table-cell>
          <table:table-cell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BRUNET</text:p>
          </table:table-cell>
          <table:table-cell office:value-type="string" calcext:value-type="string">
            <text:p>Emrys</text:p>
          </table:table-cell>
          <table:table-cell table:formula="of:=SUM([.E10:.G10])/2" office:value-type="float" office:value="16.25" calcext:value-type="float">
            <text:p>16,25</text:p>
          </table:table-cell>
          <table:table-cell office:value-type="string" calcext:value-type="string">
            <text:p>EBEP</text:p>
          </table:table-cell>
          <table:table-cell office:value-type="float" office:value="8.75" calcext:value-type="float">
            <text:p>8,75</text:p>
          </table:table-cell>
          <table:table-cell office:value-type="float" office:value="15.5" calcext:value-type="float">
            <text:p>15,5</text:p>
          </table:table-cell>
          <table:table-cell office:value-type="float" office:value="8.25" calcext:value-type="float">
            <text:p>8,25</text:p>
          </table:table-cell>
        </table:table-row>
        <table:table-row table:style-name="ro2">
          <table:table-cell office:value-type="string" calcext:value-type="string">
            <text:p>CHARVOLIN</text:p>
          </table:table-cell>
          <table:table-cell office:value-type="string" calcext:value-type="string">
            <text:p>Loïc</text:p>
          </table:table-cell>
          <table:table-cell table:formula="of:=SUM([.E11:.G11])/2" office:value-type="float" office:value="19.5" calcext:value-type="float">
            <text:p>19,5</text:p>
          </table:table-cell>
          <table:table-cell table:style-name="ce2" office:value-type="string" calcext:value-type="string">
            <text:p>HPI</text:p>
          </table:table-cell>
          <table:table-cell office:value-type="float" office:value="9.75" calcext:value-type="float">
            <text:p>9,75</text:p>
          </table:table-cell>
          <table:table-cell office:value-type="float" office:value="19.5" calcext:value-type="float">
            <text:p>19,5</text:p>
          </table:table-cell>
          <table:table-cell office:value-type="float" office:value="9.75" calcext:value-type="float">
            <text:p>9,75</text:p>
          </table:table-cell>
        </table:table-row>
        <table:table-row table:style-name="ro2">
          <table:table-cell office:value-type="string" calcext:value-type="string">
            <text:p>DAVAINE</text:p>
          </table:table-cell>
          <table:table-cell office:value-type="string" calcext:value-type="string">
            <text:p>Gwenael</text:p>
          </table:table-cell>
          <table:table-cell table:formula="of:=SUM([.E12:.G12])/2" office:value-type="float" office:value="17.75" calcext:value-type="float">
            <text:p>17,75</text:p>
          </table:table-cell>
          <table:table-cell office:value-type="string" calcext:value-type="string">
            <text:p>EBEP</text:p>
          </table:table-cell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,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E KERMOYSAN</text:p>
          </table:table-cell>
          <table:table-cell office:value-type="string" calcext:value-type="string">
            <text:p>Gaspard</text:p>
          </table:table-cell>
          <table:table-cell table:formula="of:=SUM([.E13:.G13])/2" office:value-type="float" office:value="17.5" calcext:value-type="float">
            <text:p>17,5</text:p>
          </table:table-cell>
          <table:table-cell/>
          <table:table-cell office:value-type="float" office:value="8.25" calcext:value-type="float">
            <text:p>8,25</text:p>
          </table:table-cell>
          <table:table-cell office:value-type="float" office:value="18" calcext:value-type="float">
            <text:p>18</text:p>
          </table:table-cell>
          <table:table-cell office:value-type="float" office:value="8.75" calcext:value-type="float">
            <text:p>8,75</text:p>
          </table:table-cell>
        </table:table-row>
        <table:table-row table:style-name="ro2">
          <table:table-cell office:value-type="string" calcext:value-type="string">
            <text:p>DELACHIENNE</text:p>
          </table:table-cell>
          <table:table-cell office:value-type="string" calcext:value-type="string">
            <text:p>Adèle</text:p>
          </table:table-cell>
          <table:table-cell table:formula="of:=SUM([.E14:.G14])/2" office:value-type="float" office:value="15.875" calcext:value-type="float">
            <text:p>15,875</text:p>
          </table:table-cell>
          <table:table-cell/>
          <table:table-cell office:value-type="float" office:value="9.25" calcext:value-type="float">
            <text:p>9,25</text:p>
          </table:table-cell>
          <table:table-cell office:value-type="float" office:value="17.5" calcext:value-type="float">
            <text:p>17,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UFOSSE</text:p>
          </table:table-cell>
          <table:table-cell office:value-type="string" calcext:value-type="string">
            <text:p>Quentin</text:p>
          </table:table-cell>
          <table:table-cell table:formula="of:=SUM([.E15:.G15])/2" office:value-type="float" office:value="16.125" calcext:value-type="float">
            <text:p>16,125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17.25" calcext:value-type="float">
            <text:p>17,25</text:p>
          </table:table-cell>
          <table:table-cell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GAUBICHER DUPUIS</text:p>
          </table:table-cell>
          <table:table-cell office:value-type="string" calcext:value-type="string">
            <text:p>Nathan</text:p>
          </table:table-cell>
          <table:table-cell table:formula="of:=SUM([.E16:.G16])/2" office:value-type="float" office:value="18.625" calcext:value-type="float">
            <text:p>18,625</text:p>
          </table:table-cell>
          <table:table-cell/>
          <table:table-cell office:value-type="float" office:value="9.75" calcext:value-type="float">
            <text:p>9,75</text:p>
          </table:table-cell>
          <table:table-cell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AG</text:p>
          </table:table-cell>
          <table:table-cell office:value-type="string" calcext:value-type="string">
            <text:p>Elin</text:p>
          </table:table-cell>
          <table:table-cell table:formula="of:=SUM([.E17:.G17])/2" office:value-type="float" office:value="11.875" calcext:value-type="float">
            <text:p>11,875</text:p>
          </table:table-cell>
          <table:table-cell/>
          <table:table-cell office:value-type="float" office:value="6.75" calcext:value-type="float">
            <text:p>6,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ÉSU</text:p>
          </table:table-cell>
          <table:table-cell office:value-type="string" calcext:value-type="string">
            <text:p>Léonore</text:p>
          </table:table-cell>
          <table:table-cell table:formula="of:=SUM([.E18:.G18])/2" office:value-type="float" office:value="14.25" calcext:value-type="float">
            <text:p>14,25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HEDER</text:p>
          </table:table-cell>
          <table:table-cell office:value-type="string" calcext:value-type="string">
            <text:p>Rouel</text:p>
          </table:table-cell>
          <table:table-cell table:formula="of:=SUM([.E19:.G19])/2" office:value-type="float" office:value="12.375" calcext:value-type="float">
            <text:p>12,3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Louis</text:p>
          </table:table-cell>
          <table:table-cell table:formula="of:=SUM([.E20:.G20])/2" office:value-type="float" office:value="15" calcext:value-type="float">
            <text:p>15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LANGLAIS</text:p>
          </table:table-cell>
          <table:table-cell office:value-type="string" calcext:value-type="string">
            <text:p>Nine</text:p>
          </table:table-cell>
          <table:table-cell table:formula="of:=SUM([.E21:.G21])/2" office:value-type="float" office:value="15.5" calcext:value-type="float">
            <text:p>15,5</text:p>
          </table:table-cell>
          <table:table-cell office:value-type="string" calcext:value-type="string">
            <text:p>EBEP</text:p>
          </table:table-cell>
          <table:table-cell office:value-type="float" office:value="9.25" calcext:value-type="float">
            <text:p>9,25</text:p>
          </table:table-cell>
          <table:table-cell office:value-type="float" office:value="15.5" calcext:value-type="float">
            <text:p>15,5</text:p>
          </table:table-cell>
          <table:table-cell office:value-type="float" office:value="6.25" calcext:value-type="float">
            <text:p>6,25</text:p>
          </table:table-cell>
        </table:table-row>
        <table:table-row table:style-name="ro2">
          <table:table-cell office:value-type="string" calcext:value-type="string">
            <text:p>MEDAWAR</text:p>
          </table:table-cell>
          <table:table-cell office:value-type="string" calcext:value-type="string">
            <text:p>Ombeline</text:p>
          </table:table-cell>
          <table:table-cell table:formula="of:=SUM([.E22:.G22])/2"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,5</text:p>
          </table:table-cell>
          <table:table-cell office:value-type="float" office:value="4.5" calcext:value-type="float">
            <text:p>4,5</text:p>
          </table:table-cell>
        </table:table-row>
        <table:table-row table:style-name="ro2">
          <table:table-cell office:value-type="string" calcext:value-type="string">
            <text:p>MEYSSELLE</text:p>
          </table:table-cell>
          <table:table-cell office:value-type="string" calcext:value-type="string">
            <text:p>Marie</text:p>
          </table:table-cell>
          <table:table-cell table:formula="of:=SUM([.E23:.G23])/2" office:value-type="float" office:value="16.25" calcext:value-type="float">
            <text:p>16,25</text:p>
          </table:table-cell>
          <table:table-cell office:value-type="string" calcext:value-type="string">
            <text:p>EBEP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MONTENGO</text:p>
          </table:table-cell>
          <table:table-cell office:value-type="string" calcext:value-type="string">
            <text:p>Nehema</text:p>
          </table:table-cell>
          <table:table-cell table:formula="of:=SUM([.E24:.G24])/2" office:value-type="float" office:value="12.75" calcext:value-type="float">
            <text:p>12,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</table:table-row>
        <table:table-row table:style-name="ro2">
          <table:table-cell office:value-type="string" calcext:value-type="string">
            <text:p>MORINAY</text:p>
          </table:table-cell>
          <table:table-cell office:value-type="string" calcext:value-type="string">
            <text:p>Antoine</text:p>
          </table:table-cell>
          <table:table-cell table:formula="of:=SUM([.E25:.G25])/2" office:value-type="float" office:value="13.875" calcext:value-type="float">
            <text:p>13,8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5" calcext:value-type="float">
            <text:p>13,5</text:p>
          </table:table-cell>
          <table:table-cell office:value-type="float" office:value="6.25" calcext:value-type="float">
            <text:p>6,25</text:p>
          </table:table-cell>
        </table:table-row>
        <table:table-row table:style-name="ro2">
          <table:table-cell office:value-type="string" calcext:value-type="string">
            <text:p>ORILLARD</text:p>
          </table:table-cell>
          <table:table-cell office:value-type="string" calcext:value-type="string">
            <text:p>Léa</text:p>
          </table:table-cell>
          <table:table-cell table:formula="of:=SUM([.E26:.G26])/2" office:value-type="float" office:value="16.875" calcext:value-type="float">
            <text:p>16,875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7.5" calcext:value-type="float">
            <text:p>17,5</text:p>
          </table:table-cell>
          <table:table-cell office:value-type="float" office:value="6.75" calcext:value-type="float">
            <text:p>6,75</text:p>
          </table:table-cell>
        </table:table-row>
        <table:table-row table:style-name="ro2">
          <table:table-cell office:value-type="string" calcext:value-type="string">
            <text:p>PELLISSIER TANON</text:p>
          </table:table-cell>
          <table:table-cell office:value-type="string" calcext:value-type="string">
            <text:p>Adèle</text:p>
          </table:table-cell>
          <table:table-cell table:formula="of:=SUM([.E27:.G27])/2" office:value-type="float" office:value="17.25" calcext:value-type="float">
            <text:p>17,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,5</text:p>
          </table:table-cell>
        </table:table-row>
        <table:table-row table:style-name="ro2">
          <table:table-cell office:value-type="string" calcext:value-type="string">
            <text:p>PETITOT</text:p>
          </table:table-cell>
          <table:table-cell office:value-type="string" calcext:value-type="string">
            <text:p>Benoît</text:p>
          </table:table-cell>
          <table:table-cell table:formula="of:=SUM([.E28:.G28])/2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EYNAUD</text:p>
          </table:table-cell>
          <table:table-cell office:value-type="string" calcext:value-type="string">
            <text:p>Stanislas</text:p>
          </table:table-cell>
          <table:table-cell table:formula="of:=SUM([.E29:.G29])/2" office:value-type="float" office:value="14.25" calcext:value-type="float">
            <text:p>14,25</text:p>
          </table:table-cell>
          <table:table-cell office:value-type="string" calcext:value-type="string">
            <text:p>EBEP</text:p>
          </table:table-cell>
          <table:table-cell office:value-type="float" office:value="6.5" calcext:value-type="float">
            <text:p>6,5</text:p>
          </table:table-cell>
          <table:table-cell office:value-type="float" office:value="18.5" calcext:value-type="float">
            <text:p>18,5</text:p>
          </table:table-cell>
          <table:table-cell office:value-type="float" office:value="3.5" calcext:value-type="float">
            <text:p>3,5</text:p>
          </table:table-cell>
        </table:table-row>
        <table:table-row table:style-name="ro2">
          <table:table-cell office:value-type="string" calcext:value-type="string">
            <text:p>RIO</text:p>
          </table:table-cell>
          <table:table-cell office:value-type="string" calcext:value-type="string">
            <text:p>Alix</text:p>
          </table:table-cell>
          <table:table-cell table:formula="of:=SUM([.E30:.G30])/2" office:value-type="float" office:value="17.75" calcext:value-type="float">
            <text:p>17,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ROUINI</text:p>
          </table:table-cell>
          <table:table-cell office:value-type="string" calcext:value-type="string">
            <text:p>Meriem</text:p>
          </table:table-cell>
          <table:table-cell table:formula="of:=SUM([.E31:.G31])/2" office:value-type="float" office:value="13.125" calcext:value-type="float">
            <text:p>13,125</text:p>
          </table:table-cell>
          <table:table-cell office:value-type="string" calcext:value-type="string">
            <text:p>EBEP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office:value-type="float" office:value="5.25" calcext:value-type="float">
            <text:p>5,25</text:p>
          </table:table-cell>
        </table:table-row>
        <table:table-row table:style-name="ro2">
          <table:table-cell office:value-type="string" calcext:value-type="string">
            <text:p>SAUVAGET</text:p>
          </table:table-cell>
          <table:table-cell office:value-type="string" calcext:value-type="string">
            <text:p>Siloë</text:p>
          </table:table-cell>
          <table:table-cell table:formula="of:=SUM([.E32:.G32])/2" office:value-type="float" office:value="17.625" calcext:value-type="float">
            <text:p>17,625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9.5" calcext:value-type="float">
            <text:p>19,5</text:p>
          </table:table-cell>
          <table:table-cell office:value-type="float" office:value="6.25" calcext:value-type="float">
            <text:p>6,25</text:p>
          </table:table-cell>
        </table:table-row>
        <table:table-row table:style-name="ro2">
          <table:table-cell office:value-type="string" calcext:value-type="string">
            <text:p>TAURAND DUMOUCHEL</text:p>
          </table:table-cell>
          <table:table-cell office:value-type="string" calcext:value-type="string">
            <text:p>Hérine</text:p>
          </table:table-cell>
          <table:table-cell table:formula="of:=SUM([.E33:.G33])/2" office:value-type="float" office:value="17.25" calcext:value-type="float">
            <text:p>17,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AN GORKUM</text:p>
          </table:table-cell>
          <table:table-cell office:value-type="string" calcext:value-type="string">
            <text:p>Léopold</text:p>
          </table:table-cell>
          <table:table-cell table:formula="of:=SUM([.E34:.G34])/2" office:value-type="float" office:value="13.5" calcext:value-type="float">
            <text:p>13,5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Default" table:number-columns-repeated="4"/>
          <table:table-cell table:style-name="Default" table:formula="of:=AVERAGE([.E2:.E34])" office:value-type="float" office:value="8.61363636363636" calcext:value-type="float">
            <text:p>8,61363636363636</text:p>
          </table:table-cell>
          <table:table-cell table:style-name="Default" table:formula="of:=AVERAGE([.F2:.F34])" office:value-type="float" office:value="16.109375" calcext:value-type="float">
            <text:p>16,109375</text:p>
          </table:table-cell>
          <table:table-cell table:style-name="Default" table:formula="of:=AVERAGE([.G2:.G34])" office:value-type="float" office:value="6.85606060606061" calcext:value-type="float">
            <text:p>6,85606060606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2:16.112657307</meta:creation-date>
    <dc:date>2023-11-05T18:05:32.418218602</dc:date>
    <meta:editing-duration>PT1H50M5S</meta:editing-duration>
    <meta:editing-cycles>8</meta:editing-cycles>
    <meta:generator>LibreOffice/7.3.7.2$Linux_X86_64 LibreOffice_project/30$Build-2</meta:generator>
    <meta:document-statistic meta:table-count="1" meta:cell-count="215" meta:object-count="0"/>
  </office:meta>
</office:document-meta>
</file>